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b6e1"/>
    </style:style>
    <style:style style:name="P2" style:family="paragraph" style:parent-style-name="Standard">
      <style:text-properties officeooo:paragraph-rsid="0026b6e1" fo:background-color="#ffff00"/>
    </style:style>
    <style:style style:name="P3" style:family="paragraph" style:parent-style-name="Standard">
      <style:text-properties officeooo:paragraph-rsid="0026b6e1" fo:background-color="transparent"/>
    </style:style>
    <style:style style:name="P4" style:family="paragraph" style:parent-style-name="Standard">
      <style:text-properties officeooo:paragraph-rsid="0026b6e1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¿Qué normativa regula las condiciones de iluminación en un taller de microinformática?</text:p>
      <text:p text:style-name="P1">a) ISO 9001</text:p>
      <text:p text:style-name="P1">b) OHSAS 18001</text:p>
      <text:p text:style-name="P1">c) ISO 14001</text:p>
      <text:p text:style-name="P2">d) Normativa UNE-EN 12464-1</text:p>
      <text:p text:style-name="P1"/>
      <text:p text:style-name="P1">¿Cuál es la ventaja de un altavoz con conectividad NFC?</text:p>
      <text:p text:style-name="P1">a) Mayor duración de la batería</text:p>
      <text:p text:style-name="P2">b) Conexión inalámbrica mediante Bluetooth</text:p>
      <text:p text:style-name="P1">c) Reproducción de sonido tridimensional</text:p>
      <text:p text:style-name="P1">d) Necesidad de cables para la conexión</text:p>
      <text:p text:style-name="P1"/>
      <text:p text:style-name="P1">¿Qué función realiza un micrófono USB en comparación con uno analógico?</text:p>
      <text:p text:style-name="P1">a) Mayor calidad de sonido</text:p>
      <text:p text:style-name="P1">b) Necesidad de interfaz de audio adicional</text:p>
      <text:p text:style-name="P2">c) Conexión directa a puertos USB sin necesidad de energía adicional</text:p>
      <text:p text:style-name="P1">d) Resistencia a interferencias electromagnéticas</text:p>
      <text:p text:style-name="P1"/>
      <text:p text:style-name="P1">¿Cuál es la principal función de unos altavoces de estudio?</text:p>
      <text:p text:style-name="P1">a) Proporcionar sonido envolvente</text:p>
      <text:p text:style-name="P2">b) Reproducción precisa y plana del sonido</text:p>
      <text:p text:style-name="P1">c) Uso exclusivo para grabación de voz</text:p>
      <text:p text:style-name="P1">d) Cancelación activa de ruido</text:p>
      <text:p text:style-name="P1"/>
      <text:p text:style-name="P1">¿Qué característica es típica en unos auriculares con sistema de sujeción over-ear?</text:p>
      <text:p text:style-name="P1">a) Diseño compacto y plegable</text:p>
      <text:p text:style-name="P1">b) Cancelación activa de ruido</text:p>
      <text:p text:style-name="P2">c) Almohadillas que cubren completamente las orejas</text:p>
      <text:p text:style-name="P1">d) Exclusivamente para uso deportivo</text:p>
      <text:p text:style-name="P1"/>
      <text:p text:style-name="P1"/>
      <text:p text:style-name="P1">¿Cuál es la función principal de un router en una red de comunicación?</text:p>
      <text:p text:style-name="P1">a) Conectar dispositivos a través de cables Ethernet</text:p>
      <text:p text:style-name="P2">b) Proporcionar acceso a internet y gestionar el tráfico de red</text:p>
      <text:p text:style-name="P1">c) Conectar dispositivos mediante tecnología Bluetooth</text:p>
      <text:p text:style-name="P1">d) Exclusivamente para llamadas telefónicas</text:p>
      <text:p text:style-name="P1"/>
      <text:p text:style-name="P1">¿Qué característica es común en un módem?</text:p>
      <text:p text:style-name="P3">a) Funcionamiento como punto de acceso Wi-Fi</text:p>
      <text:p text:style-name="P4">b) Conversión de señales analógicas a digitales y viceversa</text:p>
      <text:p text:style-name="P1">c) Conexión de dispositivos mediante USB</text:p>
      <text:p text:style-name="P1">d) Exclusivamente para transmisión de datos por cable coaxial</text:p>
      <text:p text:style-name="P1"/>
      <text:p text:style-name="P1">¿Cuál es la ventaja de un adaptador de red inalámbrica (Wi-Fi)?</text:p>
      <text:p text:style-name="P1">a) Necesidad de cables para la conexión</text:p>
      <text:p text:style-name="P1">b) Conexión directa a la corriente eléctrica</text:p>
      <text:p text:style-name="P1">c) Posibilidad de conexión a través de redes celulares</text:p>
      <text:p text:style-name="P4">d) Mayor velocidad de transferencia de datos que el cable Ethernet</text:p>
      <text:p text:style-name="P1"/>
      <text:p text:style-name="P1"/>
      <text:p text:style-name="P1"/>
      <text:p text:style-name="P1"><text:soft-page-break/>¿Qué función realiza un repetidor Wi-Fi en una red de comunicación?</text:p>
      <text:p text:style-name="P1">a) Conectar dispositivos mediante cables Ethernet</text:p>
      <text:p text:style-name="P2">b) Ampliar la cobertura de una red inalámbrica</text:p>
      <text:p text:style-name="P1">c) Conectar dispositivos a través de puertos USB</text:p>
      <text:p text:style-name="P1">d) Exclusivamente para conexiones Bluetooth</text:p>
      <text:p text:style-name="P1"/>
      <text:p text:style-name="P1">¿Cuál es la principal función de un switch en una red local?</text:p>
      <text:p text:style-name="P3">a) Gestionar el tráfico de red y proporcionar acceso a internet</text:p>
      <text:p text:style-name="P3">b) Conectar dispositivos inalámbricos mediante Wi-Fi</text:p>
      <text:p text:style-name="P1">c) Enviar señales analógicas a través de cables coaxiales</text:p>
      <text:p text:style-name="P4">d) Conectar dispositivos a través de cables Ethernet</text:p>
      <text:p text:style-name="P1"/>
      <text:p text:style-name="P1">¿Qué característica es común en un hub de red?</text:p>
      <text:p text:style-name="P1">a) Ampliar la cobertura de una red inalámbrica</text:p>
      <text:p text:style-name="P1">b) Gestionar el tráfico de red y proporcionar acceso a internet</text:p>
      <text:p text:style-name="P1">c) Conectar dispositivos a través de puertos USB</text:p>
      <text:p text:style-name="P2">d) Reenviar datos a todos los dispositivos en la red sin distinción</text:p>
      <text:p text:style-name="P2"/>
      <text:p text:style-name="P1">¿Cuál es la ventaja de una antena externa en un router inalámbrico?</text:p>
      <text:p text:style-name="P1">a) Menor alcance de la señal Wi-Fi</text:p>
      <text:p text:style-name="P2">b) Reducción de interferencias electromagnéticas</text:p>
      <text:p text:style-name="P1">c) Necesidad de cables para la conexión</text:p>
      <text:p text:style-name="P1">d) Exclusivamente para conexiones Bluetooth</text:p>
      <text:p text:style-name="P1"/>
      <text:p text:style-name="P1">¿Qué función realiza un teléfono IP en una red de comunicación?</text:p>
      <text:p text:style-name="P1">a) Transmisión de datos por cable coaxial</text:p>
      <text:p text:style-name="P2">b) Conversión de señales analógicas a digitales para realizar llamadas sobre internet</text:p>
      <text:p text:style-name="P1">c) Conexión de dispositivos inalámbricos mediante Wi-Fi</text:p>
      <text:p text:style-name="P1">d) Exclusivamente para llamadas telefónicas tradicionales</text:p>
      <text:p text:style-name="P1"/>
      <text:p text:style-name="P1">¿Cuál es la principal función de una tarjeta de red en una computadora?</text:p>
      <text:p text:style-name="P2">a) Gestionar el tráfico de red y proporcionar acceso a internet</text:p>
      <text:p text:style-name="P1">b) Conectar dispositivos inalámbricos mediante Wi-Fi</text:p>
      <text:p text:style-name="P1">c) Facilitar la conexión a través de cables Ethernet</text:p>
      <text:p text:style-name="P1">d) Exclusivamente para conexiones Bluetooth</text:p>
      <text:p text:style-name="P1"/>
      <text:p text:style-name="P1">¿Qué característica es común en un adaptador Bluetooth?</text:p>
      <text:p text:style-name="P1">a) Necesidad de cables para la conexión</text:p>
      <text:p text:style-name="P1">b) Conexión directa a la corriente eléctrica</text:p>
      <text:p text:style-name="P2">c) Permite la comunicación inalámbrica entre dispositivos</text:p>
      <text:p text:style-name="P1">d) Exclusivamente para conexiones Wi-Fi</text:p>
      <text:p text:style-name="P1"/>
      <text:p text:style-name="P1">¿Cuál es la ventaja de una tarjeta SIM en dispositivos de comunicación móvil?</text:p>
      <text:p text:style-name="P1">a) Mayor velocidad de transferencia de datos</text:p>
      <text:p text:style-name="P4">b) Posibilidad de realizar llamadas telefónicas</text:p>
      <text:p text:style-name="P3">c) Mayor capacidad de almacenamiento</text:p>
      <text:p text:style-name="P1">d) Necesidad de cables para la conexión</text:p>
      <text:p text:style-name="P1"/>
      <text:p text:style-name="P1"/>
      <text:p text:style-name="P1"/>
      <text:p text:style-name="P1"/>
      <text:p text:style-name="P1"/>
      <text:p text:style-name="P1"><text:soft-page-break/>¿Qué función realiza un adaptador de red PLC?</text:p>
      <text:p text:style-name="P1">a) Conectar dispositivos mediante cables Ethernet</text:p>
      <text:p text:style-name="P1">b) Ampliar la cobertura de una red inalámbrica</text:p>
      <text:p text:style-name="P2">c) Utilizar la red eléctrica para transmitir datos</text:p>
      <text:p text:style-name="P1">d) Exclusivamente para conexiones Bluetooth</text:p>
      <text:p text:style-name="P1"/>
      <text:p text:style-name="P1">¿Cuál es la principal función de una cámara de vigilancia IP en una red de comunicación?</text:p>
      <text:p text:style-name="P1">a) Transmisión de datos por cable coaxial</text:p>
      <text:p text:style-name="P1">b) Grabación de videos en calidad extrema</text:p>
      <text:p text:style-name="P2">c) Monitorización y transmisión de video a través de internet</text:p>
      <text:p text:style-name="P1">d) Conexión de dispositivos inalámbricos mediante Wi-Fi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13:47:52.328000000</dc:date>
    <meta:editing-duration>PT58M36S</meta:editing-duration>
    <meta:editing-cycles>16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0" meta:word-count="699" meta:character-count="4454" meta:non-whitespace-character-count="3845"/>
  </office:meta>
</office:document-meta>
</file>